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Roboto Mono', 'Courier New', Courier, monospace, Inter, sans-serif"/>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automatic-styles>
    <style:style style:name="P1" style:family="paragraph" style:parent-style-name="Standard">
      <style:text-properties fo:font-size="28pt" fo:font-weight="bold" officeooo:rsid="001759cf" officeooo:paragraph-rsid="001759cf" style:font-size-asian="28pt" style:font-weight-asian="bold" style:font-size-complex="28pt" style:font-weight-complex="bold"/>
    </style:style>
    <style:style style:name="P2" style:family="paragraph" style:parent-style-name="Standard">
      <style:text-properties officeooo:rsid="001759cf" officeooo:paragraph-rsid="001759cf"/>
    </style:style>
    <style:style style:name="P3" style:family="paragraph" style:parent-style-name="Text_20_body">
      <style:text-properties officeooo:rsid="001759cf" officeooo:paragraph-rsid="001759cf"/>
    </style:style>
    <style:style style:name="P4" style:family="paragraph" style:parent-style-name="Horizontal_20_Line">
      <style:text-properties officeooo:rsid="001759cf"/>
    </style:style>
    <style:style style:name="P5" style:family="paragraph" style:parent-style-name="Heading_20_2">
      <style:text-properties officeooo:rsid="001759cf"/>
    </style:style>
    <style:style style:name="P6" style:family="paragraph" style:parent-style-name="Text_20_body">
      <style:text-properties officeooo:rsid="001759cf"/>
    </style:style>
    <style:style style:name="P7" style:family="paragraph" style:parent-style-name="Heading_20_3">
      <style:text-properties officeooo:rsid="001759cf"/>
    </style:style>
    <style:style style:name="P8" style:family="paragraph" style:parent-style-name="Text_20_body" style:list-style-name="L1">
      <style:text-properties officeooo:rsid="001759cf"/>
    </style:style>
    <style:style style:name="P9" style:family="paragraph" style:parent-style-name="Text_20_body" style:list-style-name="L2">
      <style:text-properties officeooo:rsid="001759cf"/>
    </style:style>
    <style:style style:name="P10" style:family="paragraph" style:parent-style-name="Text_20_body" style:list-style-name="L3">
      <style:text-properties officeooo:rsid="001759cf"/>
    </style:style>
    <style:style style:name="P11" style:family="paragraph" style:parent-style-name="Text_20_body" style:list-style-name="L4">
      <style:text-properties officeooo:rsid="001759cf"/>
    </style:style>
    <style:style style:name="P12" style:family="paragraph" style:parent-style-name="Quotations">
      <style:text-properties officeooo:rsid="001759cf"/>
    </style:style>
    <style:style style:name="P13" style:family="paragraph" style:parent-style-name="Text_20_body" style:list-style-name="L5">
      <style:text-properties officeooo:rsid="001759cf"/>
    </style:style>
    <style:style style:name="P14" style:family="paragraph" style:parent-style-name="Text_20_body" style:list-style-name="L6">
      <style:text-properties officeooo:rsid="001759cf"/>
    </style:style>
    <style:style style:name="P15" style:family="paragraph" style:parent-style-name="Standard">
      <style:text-properties fo:color="#000000" loext:opacity="100%" officeooo:rsid="001759cf" officeooo:paragraph-rsid="001759cf"/>
    </style:style>
    <style:style style:name="P16" style:family="paragraph" style:parent-style-name="Horizontal_20_Line">
      <style:text-properties fo:color="#000000" loext:opacity="100%" officeooo:rsid="001759cf"/>
    </style:style>
    <style:style style:name="P17" style:family="paragraph" style:parent-style-name="Heading_20_3">
      <style:paragraph-properties fo:margin-left="0cm" fo:margin-right="0cm" fo:margin-top="0.476cm" fo:margin-bottom="0.344cm" style:contextual-spacing="false" fo:line-height="150%" fo:orphans="2" fo:widows="2" fo:text-indent="0cm" style:auto-text-indent="false"/>
      <style:text-properties officeooo:rsid="001759cf"/>
    </style:style>
    <style:style style:name="P18" style:family="paragraph" style:parent-style-name="Text_20_body" style:list-style-name="L7">
      <style:paragraph-properties fo:margin-left="0cm" fo:margin-right="0cm" fo:margin-top="0cm" fo:margin-bottom="0.106cm" style:contextual-spacing="false" style:line-height-at-least="0.741cm" fo:orphans="2" fo:widows="2" fo:text-indent="0cm" style:auto-text-indent="false" fo:padding="0cm" fo:border="none"/>
      <style:text-properties officeooo:rsid="001759cf"/>
    </style:style>
    <style:style style:name="P19" style:family="paragraph" style:parent-style-name="Text_20_body" style:list-style-name="L7">
      <style:paragraph-properties fo:margin-left="0cm" fo:margin-right="0cm" fo:margin-top="0cm" fo:margin-bottom="0cm" style:contextual-spacing="false" style:line-height-at-least="0.741cm" fo:orphans="2" fo:widows="2" fo:text-indent="0cm" style:auto-text-indent="false" fo:padding="0cm" fo:border="none"/>
      <style:text-properties officeooo:rsid="001759cf"/>
    </style:style>
    <style:style style:name="P20" style:family="paragraph" style:parent-style-name="Heading_20_4">
      <style:paragraph-properties fo:margin-left="0cm" fo:margin-right="0cm" fo:margin-top="0.476cm" fo:margin-bottom="0.344cm" style:contextual-spacing="false" style:line-height-at-least="0.741cm" fo:orphans="2" fo:widows="2" fo:text-indent="0cm" style:auto-text-indent="false"/>
      <style:text-properties officeooo:rsid="001759cf"/>
    </style:style>
    <style:style style:name="P21" style:family="paragraph" style:parent-style-name="Text_20_body">
      <style:paragraph-properties fo:margin-left="0cm" fo:margin-right="0cm" fo:margin-top="0.344cm" fo:margin-bottom="0.344cm" style:contextual-spacing="false" style:line-height-at-least="0.741cm" fo:orphans="2" fo:widows="2" fo:text-indent="0cm" style:auto-text-indent="false"/>
      <style:text-properties officeooo:rsid="001759cf"/>
    </style:style>
    <style:style style:name="P22" style:family="paragraph" style:parent-style-name="Text_20_body" style:list-style-name="L8">
      <style:paragraph-properties fo:margin-left="0cm" fo:margin-right="0cm" fo:margin-top="0cm" fo:margin-bottom="0.106cm" style:contextual-spacing="false" style:line-height-at-least="0.741cm" fo:orphans="2" fo:widows="2" fo:text-indent="0cm" style:auto-text-indent="false" fo:padding="0cm" fo:border="none"/>
      <style:text-properties officeooo:rsid="001759cf"/>
    </style:style>
    <style:style style:name="P23" style:family="paragraph" style:parent-style-name="Text_20_body" style:list-style-name="L8">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rsid="001759cf"/>
    </style:style>
    <style:style style:name="P24" style:family="paragraph" style:parent-style-name="Text_20_body" style:list-style-name="L8">
      <style:paragraph-properties fo:margin-left="0cm" fo:margin-right="0cm" fo:margin-top="0cm" fo:margin-bottom="0cm" style:contextual-spacing="false" style:line-height-at-least="0.741cm" fo:orphans="2" fo:widows="2" fo:text-indent="0cm" style:auto-text-indent="false" fo:padding="0cm" fo:border="none"/>
      <style:text-properties officeooo:rsid="001759cf"/>
    </style:style>
    <style:style style:name="P25" style:family="paragraph" style:parent-style-name="Text_20_body" style:list-style-name="L9">
      <style:paragraph-properties fo:margin-left="0cm" fo:margin-right="0cm" fo:margin-top="0cm" fo:margin-bottom="0cm" style:contextual-spacing="false" style:line-height-at-least="0.741cm" fo:orphans="2" fo:widows="2" fo:text-indent="0cm" style:auto-text-indent="false" fo:padding="0cm" fo:border="none"/>
      <style:text-properties officeooo:rsid="001759cf"/>
    </style:style>
    <style:style style:name="P26" style:family="paragraph" style:parent-style-name="Text_20_body" style:list-style-name="L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rsid="001759cf"/>
    </style:style>
    <style:style style:name="P27" style:family="paragraph" style:parent-style-name="Text_20_body" style:list-style-name="L1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rsid="001759cf"/>
    </style:style>
    <style:style style:name="P28" style:family="paragraph" style:parent-style-name="Text_20_body" style:list-style-name="L10">
      <style:paragraph-properties fo:margin-left="0cm" fo:margin-right="0cm" fo:margin-top="0cm" fo:margin-bottom="0cm" style:contextual-spacing="false" style:line-height-at-least="0.741cm" fo:orphans="2" fo:widows="2" fo:text-indent="0cm" style:auto-text-indent="false" fo:padding="0cm" fo:border="none"/>
      <style:text-properties officeooo:rsid="001759cf"/>
    </style:style>
    <style:style style:name="P29" style:family="paragraph" style:parent-style-name="Text_20_body" style:list-style-name="L11">
      <style:paragraph-properties fo:margin-left="0cm" fo:margin-right="0cm" fo:margin-top="0cm" fo:margin-bottom="0cm" style:contextual-spacing="false" style:line-height-at-least="0.741cm" fo:orphans="2" fo:widows="2" fo:text-indent="0cm" style:auto-text-indent="false" fo:padding="0cm" fo:border="none"/>
      <style:text-properties officeooo:rsid="001759cf"/>
    </style:style>
    <style:style style:name="P30" style:family="paragraph" style:parent-style-name="Text_20_body" style:list-style-name="L12">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rsid="001759cf"/>
    </style:style>
    <style:style style:name="P31" style:family="paragraph" style:parent-style-name="Text_20_body" style:list-style-name="L12">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rsid="001759cf"/>
    </style:style>
    <style:style style:name="P32" style:family="paragraph" style:parent-style-name="Text_20_body">
      <style:paragraph-properties fo:margin-left="0cm" fo:margin-right="0cm" fo:margin-top="0.344cm" fo:margin-bottom="0cm" style:contextual-spacing="false" style:line-height-at-least="0.741cm" fo:orphans="2" fo:widows="2" fo:text-indent="0cm" style:auto-text-indent="false"/>
      <style:text-properties fo:font-variant="normal" fo:text-transform="none" fo:color="#000000" loext:opacity="100%" style:font-name="quote-cjk-patch" fo:font-size="12pt" fo:letter-spacing="normal" fo:font-style="normal" fo:font-weight="normal" officeooo:rsid="001759cf"/>
    </style:style>
    <style:style style:name="P33" style:family="paragraph" style:parent-style-name="Horizontal_20_Line">
      <style:paragraph-properties fo:margin-top="0cm" fo:margin-bottom="0.318cm" style:contextual-spacing="false" fo:orphans="2" fo:widows="2" fo:text-indent="0cm" style:auto-text-indent="false"/>
      <style:text-properties fo:color="#000000" loext:opacity="100%" officeooo:rsid="001759cf"/>
    </style:style>
    <style:style style:name="P34" style:family="paragraph" style:parent-style-name="Text_20_body" style:list-style-name="L13">
      <style:paragraph-properties fo:margin-left="0cm" fo:margin-right="0cm" fo:margin-top="0cm" fo:margin-bottom="0.106cm" style:contextual-spacing="false" style:line-height-at-least="0.741cm" fo:orphans="2" fo:widows="2" fo:text-indent="0cm" style:auto-text-indent="false" fo:padding="0cm" fo:border="none"/>
      <style:text-properties officeooo:rsid="001759cf"/>
    </style:style>
    <style:style style:name="P35" style:family="paragraph" style:parent-style-name="Text_20_body" style:list-style-name="L13">
      <style:paragraph-properties fo:margin-left="0cm" fo:margin-right="0cm" fo:margin-top="0cm" fo:margin-bottom="0cm" style:contextual-spacing="false" style:line-height-at-least="0.741cm" fo:orphans="2" fo:widows="2" fo:text-indent="0cm" style:auto-text-indent="false" fo:padding="0cm" fo:border="none"/>
      <style:text-properties officeooo:rsid="001759cf"/>
    </style:style>
    <style:style style:name="P36" style:family="paragraph" style:parent-style-name="Text_20_body" style:list-style-name="L14">
      <style:paragraph-properties fo:margin-left="0cm" fo:margin-right="0cm" fo:margin-top="0cm" fo:margin-bottom="0.106cm" style:contextual-spacing="false" style:line-height-at-least="0.741cm" fo:orphans="2" fo:widows="2" fo:text-indent="0cm" style:auto-text-indent="false" fo:padding="0cm" fo:border="none"/>
      <style:text-properties officeooo:rsid="001759cf"/>
    </style:style>
    <style:style style:name="P37" style:family="paragraph" style:parent-style-name="Text_20_body" style:list-style-name="L14">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rsid="001759cf" loext:padding="0cm" loext:border="none"/>
    </style:style>
    <style:style style:name="P38" style:family="paragraph" style:parent-style-name="Text_20_body" style:list-style-name="L14">
      <style:paragraph-properties fo:margin-left="0cm" fo:margin-right="0cm" fo:margin-top="0cm" fo:margin-bottom="0cm" style:contextual-spacing="false" style:line-height-at-least="0.741cm" fo:orphans="2" fo:widows="2" fo:text-indent="0cm" style:auto-text-indent="false" fo:padding="0cm" fo:border="none"/>
      <style:text-properties officeooo:rsid="001759cf"/>
    </style:style>
    <style:style style:name="P39" style:family="paragraph" style:parent-style-name="Text_20_body" style:list-style-name="L15">
      <style:paragraph-properties fo:margin-left="0cm" fo:margin-right="0cm" fo:margin-top="0cm" fo:margin-bottom="0cm" style:contextual-spacing="false" style:line-height-at-least="0.741cm" fo:orphans="2" fo:widows="2" fo:text-indent="0cm" style:auto-text-indent="false" fo:padding="0cm" fo:border="none"/>
      <style:text-properties officeooo:rsid="001759cf"/>
    </style:style>
    <style:style style:name="P40" style:family="paragraph" style:parent-style-name="Text_20_body" style:list-style-name="L15">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rsid="001759cf" loext:padding="0cm" loext:border="none"/>
    </style:style>
    <style:style style:name="P41" style:family="paragraph" style:parent-style-name="Text_20_body" style:list-style-name="L1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rsid="001759cf" loext:padding="0cm" loext:border="none"/>
    </style:style>
    <style:style style:name="P42" style:family="paragraph" style:parent-style-name="Text_20_body" style:list-style-name="L16">
      <style:paragraph-properties fo:margin-left="0cm" fo:margin-right="0cm" fo:margin-top="0cm" fo:margin-bottom="0cm" style:contextual-spacing="false" style:line-height-at-least="0.741cm" fo:orphans="2" fo:widows="2" fo:text-indent="0cm" style:auto-text-indent="false" fo:padding="0cm" fo:border="none"/>
      <style:text-properties officeooo:rsid="001759cf"/>
    </style:style>
    <style:style style:name="P43" style:family="paragraph" style:parent-style-name="Text_20_body" style:list-style-name="L17">
      <style:paragraph-properties fo:margin-left="0cm" fo:margin-right="0cm" fo:margin-top="0cm" fo:margin-bottom="0cm" style:contextual-spacing="false" style:line-height-at-least="0.741cm" fo:orphans="2" fo:widows="2" fo:text-indent="0cm" style:auto-text-indent="false" fo:padding="0cm" fo:border="none"/>
      <style:text-properties officeooo:rsid="001759cf"/>
    </style:style>
    <style:style style:name="P44" style:family="paragraph" style:parent-style-name="Text_20_body" style:list-style-name="L18">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rsid="001759cf" loext:padding="0cm" loext:border="none"/>
    </style:style>
    <style:style style:name="P45" style:family="paragraph" style:parent-style-name="Text_20_body" style:list-style-name="L18">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rsid="001759cf" loext:padding="0cm" loext:border="none"/>
    </style:style>
    <style:style style:name="P46" style:family="paragraph" style:parent-style-name="Text_20_body">
      <style:paragraph-properties fo:margin-left="0cm" fo:margin-right="0cm" fo:margin-top="0.344cm" fo:margin-bottom="0cm" style:contextual-spacing="false" style:line-height-at-least="0.741cm" fo:orphans="2" fo:widows="2" fo:text-indent="0cm" style:auto-text-indent="false"/>
      <style:text-properties fo:font-variant="normal" fo:text-transform="none" fo:color="#000000" loext:opacity="100%" style:font-name="quote-cjk-patch" fo:font-size="12pt" fo:letter-spacing="normal" fo:font-style="normal" fo:font-weight="normal" officeooo:rsid="001759cf" loext:padding="0cm" loext:border="none"/>
    </style:style>
    <style:style style:name="P47" style:family="paragraph" style:parent-style-name="Text_20_body">
      <style:paragraph-properties fo:margin-left="0cm" fo:margin-right="0cm" fo:margin-top="0cm" fo:margin-bottom="0cm" style:contextual-spacing="false" style:line-height-at-least="0.529cm" fo:orphans="2" fo:widows="2" fo:text-indent="0cm" style:auto-text-indent="false"/>
      <style:text-properties fo:font-variant="normal" fo:text-transform="none" fo:color="#000000" loext:opacity="100%" style:font-name="quote-cjk-patch" fo:font-size="10.5pt" fo:letter-spacing="normal" fo:font-style="normal" fo:font-weight="bold" officeooo:rsid="001759cf" fo:background-color="#404045" loext:padding="0cm" loext:border="none"/>
    </style:style>
    <style:style style:name="P48" style:family="paragraph" style:parent-style-name="Text_20_body">
      <style:paragraph-properties fo:margin-left="0cm" fo:margin-right="0cm" fo:margin-top="0cm" fo:margin-bottom="0cm" style:contextual-spacing="false" style:line-height-at-least="0.45cm" fo:orphans="2" fo:widows="2" fo:text-indent="0cm" style:auto-text-indent="false"/>
      <style:text-properties fo:font-variant="normal" fo:text-transform="none" fo:color="#000000" loext:opacity="100%" style:font-name="quote-cjk-patch" fo:font-size="9pt" fo:letter-spacing="normal" fo:font-style="normal" fo:font-weight="normal" officeooo:rsid="001759cf" fo:background-color="#404045" loext:padding="0cm" loext:border="none"/>
    </style:style>
    <style:style style:name="P49" style:family="paragraph" style:parent-style-name="Text_20_body">
      <style:paragraph-properties fo:margin-left="0cm" fo:margin-right="0cm" fo:margin-top="0cm" fo:margin-bottom="0.423cm" style:contextual-spacing="false" style:line-height-at-least="0.741cm" fo:orphans="2" fo:widows="2" fo:text-indent="0cm" style:auto-text-indent="false"/>
      <style:text-properties fo:font-variant="normal" fo:text-transform="none" fo:color="#000000" loext:opacity="100%" style:font-name="quote-cjk-patch" fo:font-size="12pt" fo:letter-spacing="normal" fo:font-style="normal" fo:font-weight="normal" officeooo:rsid="001759cf" fo:background-color="#414158" loext:padding="0cm" loext:border="none"/>
    </style:style>
    <style:style style:name="P50" style:family="paragraph" style:parent-style-name="Text_20_body">
      <style:paragraph-properties fo:margin-left="0cm" fo:margin-right="0cm" fo:margin-top="0cm" fo:margin-bottom="0.344cm" style:contextual-spacing="false" style:line-height-at-least="0.741cm" fo:orphans="2" fo:widows="2" fo:text-indent="0cm" style:auto-text-indent="false"/>
      <style:text-properties officeooo:rsid="001759cf"/>
    </style:style>
    <style:style style:name="P51" style:family="paragraph" style:parent-style-name="Horizontal_20_Line">
      <style:paragraph-properties fo:margin-top="0cm" fo:margin-bottom="0cm" style:contextual-spacing="false" fo:orphans="2" fo:widows="2" fo:text-indent="0cm" style:auto-text-indent="false"/>
      <style:text-properties fo:color="#000000" loext:opacity="100%" officeooo:rsid="001759cf"/>
    </style:style>
    <style:style style:name="P52" style:family="paragraph" style:parent-style-name="Text_20_body" style:list-style-name="L19">
      <style:paragraph-properties fo:margin-left="0cm" fo:margin-right="0cm" fo:margin-top="0cm" fo:margin-bottom="0cm" style:contextual-spacing="false" style:line-height-at-least="0.741cm" fo:orphans="2" fo:widows="2" fo:text-indent="0cm" style:auto-text-indent="false" fo:padding="0cm" fo:border="none"/>
      <style:text-properties officeooo:rsid="001759cf"/>
    </style:style>
    <style:style style:name="P53" style:family="paragraph" style:parent-style-name="Text_20_body" style:list-style-name="L20">
      <style:paragraph-properties fo:margin-left="0cm" fo:margin-right="0cm" fo:margin-top="0cm" fo:margin-bottom="0cm" style:contextual-spacing="false" style:line-height-at-least="0.741cm" fo:orphans="2" fo:widows="2" fo:text-indent="0cm" style:auto-text-indent="false" fo:padding="0cm" fo:border="none"/>
      <style:text-properties officeooo:rsid="001759cf"/>
    </style:style>
    <style:style style:name="P54" style:family="paragraph" style:parent-style-name="Text_20_body" style:list-style-name="L2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rsid="001759cf" loext:padding="0cm" loext:border="none"/>
    </style:style>
    <style:style style:name="P55" style:family="paragraph" style:parent-style-name="Text_20_body" style:list-style-name="L2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rsid="001759cf" loext:padding="0cm" loext:border="none"/>
    </style:style>
    <style:style style:name="P56" style:family="paragraph" style:parent-style-name="Text_20_body" style:list-style-name="L22">
      <style:paragraph-properties fo:margin-left="0cm" fo:margin-right="0cm" fo:margin-top="0cm" fo:margin-bottom="0cm" style:contextual-spacing="false" style:line-height-at-least="0.741cm" fo:orphans="2" fo:widows="2" fo:text-indent="0cm" style:auto-text-indent="false" fo:padding="0cm" fo:border="none"/>
      <style:text-properties officeooo:rsid="001759cf"/>
    </style:style>
    <style:style style:name="P57" style:family="paragraph" style:parent-style-name="Text_20_body" style:list-style-name="L22">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rsid="001759cf" loext:padding="0cm" loext:border="none"/>
    </style:style>
    <style:style style:name="P58" style:family="paragraph" style:parent-style-name="Text_20_body" style:list-style-name="L23">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rsid="001759cf" loext:padding="0cm" loext:border="none"/>
    </style:style>
    <style:style style:name="P59" style:family="paragraph" style:parent-style-name="Text_20_body">
      <style:paragraph-properties fo:margin-left="0.212cm" fo:margin-right="0cm" fo:margin-top="0cm" fo:margin-bottom="0cm" style:contextual-spacing="false" style:line-height-at-least="0.476cm" fo:orphans="2" fo:widows="2" fo:text-indent="0cm" style:auto-text-indent="false"/>
      <style:text-properties fo:font-variant="normal" fo:text-transform="none" fo:color="#000000" loext:opacity="100%" style:font-name="quote-cjk-patch" fo:font-size="9pt" fo:letter-spacing="normal" fo:font-style="normal" fo:font-weight="normal" officeooo:rsid="001759cf" fo:background-color="#292a2d" loext:padding="0cm" loext:border="none"/>
    </style:style>
    <style:style style:name="P60" style:family="paragraph" style:parent-style-name="Text_20_body">
      <style:paragraph-properties fo:margin-left="0cm" fo:margin-right="0.106cm" fo:margin-top="0cm" fo:margin-bottom="0cm" style:contextual-spacing="false" style:line-height-at-least="0.318cm" fo:orphans="2" fo:widows="2" fo:text-indent="0cm" style:auto-text-indent="false"/>
      <style:text-properties fo:font-variant="normal" fo:text-transform="none" fo:color="#000000" loext:opacity="100%" style:font-name="quote-cjk-patch" fo:font-size="9pt" fo:letter-spacing="normal" fo:font-style="normal" fo:font-weight="normal" officeooo:rsid="001759cf" fo:background-color="#292a2d" loext:padding="0cm" loext:border="none"/>
    </style:style>
    <style:style style:name="P61"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Menlo" fo:font-size="10.5pt" fo:letter-spacing="normal" fo:font-style="normal" fo:font-weight="normal" officeooo:rsid="001759cf" loext:padding="0cm" loext:border="none"/>
    </style:style>
    <style:style style:name="P62"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color="#000000" loext:opacity="100%" officeooo:rsid="001759cf"/>
    </style:style>
    <style:style style:name="P63"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fo:letter-spacing="normal" officeooo:rsid="001759cf" loext:padding="0cm" loext:border="none"/>
    </style:style>
    <style:style style:name="P64" style:family="paragraph" style:parent-style-name="Text_20_body" style:list-style-name="L24">
      <style:paragraph-properties fo:margin-left="0cm" fo:margin-right="0cm" fo:margin-top="0cm" fo:margin-bottom="0cm" style:contextual-spacing="false" style:line-height-at-least="0.741cm" fo:orphans="2" fo:widows="2" fo:text-indent="0cm" style:auto-text-indent="false" fo:padding="0cm" fo:border="none"/>
      <style:text-properties officeooo:rsid="001759cf"/>
    </style:style>
    <style:style style:name="P65" style:family="paragraph" style:parent-style-name="Text_20_body">
      <style:paragraph-properties fo:margin-left="0cm" fo:margin-right="0cm" fo:text-indent="0cm" style:auto-text-indent="false"/>
    </style:style>
    <style:style style:name="T1" style:family="text">
      <style:text-properties fo:font-variant="normal" fo:text-transform="none" fo:color="#000000" loext:opacity="100%" style:font-name="quote-cjk-patch" fo:font-size="12pt" fo:letter-spacing="normal" fo:font-style="normal" fo:font-weight="normal"/>
    </style:style>
    <style:style style:name="T2" style:family="text">
      <style:text-properties fo:font-variant="normal" fo:text-transform="none" fo:color="#000000" loext:opacity="100%" style:font-name="quote-cjk-patch" fo:font-size="12pt" fo:letter-spacing="normal" fo:font-style="normal" fo:font-weight="bold"/>
    </style:style>
    <style:style style:name="T3" style:family="text">
      <style:text-properties fo:font-variant="normal" fo:text-transform="none" fo:color="#000000" loext:opacity="100%" style:font-name="quote-cjk-patch" fo:font-size="13.5pt" fo:letter-spacing="normal" fo:font-style="normal" fo:font-weight="bold"/>
    </style:style>
    <style:style style:name="T4" style:family="text">
      <style:text-properties fo:font-variant="normal" fo:text-transform="none" fo:color="#000000" loext:opacity="100%" fo:letter-spacing="normal"/>
    </style:style>
    <style:style style:name="T5" style:family="text">
      <style:text-properties fo:font-variant="normal" fo:text-transform="none" fo:color="#000000" loext:opacity="100%" style:text-line-through-style="none" style:text-line-through-type="none" style:font-name="quote-cjk-patch" fo:font-size="12pt" fo:letter-spacing="normal" fo:font-style="normal" style:text-underline-style="none" fo:font-weight="normal" style:text-blinking="false" loext:padding="0.049cm" loext:border-left="1.5pt solid #ffffff" loext:border-right="1.5pt solid #ffffff" loext:border-top="0.74pt solid #ffffff" loext:border-bottom="0.74pt solid #ffffff"/>
    </style:style>
    <style:style style:name="T6" style:family="text">
      <style:text-properties fo:font-variant="normal" fo:text-transform="none" fo:color="#000000" loext:opacity="100%" style:font-name="quote-cjk-patch" fo:font-size="12pt" fo:letter-spacing="normal" fo:font-style="normal" fo:font-weight="normal" loext:padding="0cm" loext:border="none"/>
    </style:style>
    <style:style style:name="T7" style:family="text">
      <style:text-properties fo:font-variant="normal" fo:text-transform="none" fo:color="#000000" loext:opacity="100%" style:font-name="quote-cjk-patch" fo:font-size="12pt" fo:letter-spacing="normal" fo:font-style="normal" fo:font-weight="bold" loext:padding="0cm" loext:border="none"/>
    </style:style>
    <style:style style:name="T8" style:family="text">
      <style:text-properties fo:font-variant="normal" fo:text-transform="none" fo:color="#000000" loext:opacity="100%" style:font-name="quote-cjk-patch" fo:font-size="13.5pt" fo:letter-spacing="normal" fo:font-style="normal" fo:font-weight="bold" loext:padding="0cm" loext:border="none"/>
    </style:style>
    <style:style style:name="T9" style:family="text">
      <style:text-properties fo:font-variant="normal" fo:text-transform="none" fo:color="#000000" loext:opacity="100%" fo:letter-spacing="normal" loext:padding="0cm" loext:border="none"/>
    </style:style>
    <style:style style:name="T10" style:family="text">
      <style:text-properties style:font-name="Menlo" fo:font-size="10.5pt" fo:font-style="normal" fo:font-weight="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0.06pt solid #4f647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053cm" svg:width="0.847cm" draw:z-index="0">
        <draw:text-box fo:min-height="0.847cm">
          <text:p text:style-name="P65"/>
        </draw:text-box>
      </draw:frame>
      <text:p text:style-name="P1">My video book Promotion</text:p>
      <text:p text:style-name="P2"/>
      <text:p text:style-name="P2"/>
      <text:p text:style-name="P2"/>
      <text:p text:style-name="P3">I have made a project My video book where users can make their own book. A book where videos are played live. As an educator they can create a book of the videos they want to send their student. Users can also edit the book later as per need. Viewers can bookmark their pages they have watched and read. This project will be helpful to let the user avoid random short videos and wasting their time . This book shows the user how many video or pages they have went through. It will also be helpful for students to create their own book for learning space as they will not get distracted by going on youtube and seeing random videos and get Involve. Parents can also create different kinds of book for their kids so that they watch only those videos as they select and their kids have good learning from them. I want you to help me to promote this project on youtube. And how to describe it to others. How to promote it. How to describe this on youtube, linkedin and other socila networking book. Give me some eye catch headline like, "Are you author of any video book, try this myvideobook.com".</text:p>
      <text:p text:style-name="P2"/>
      <text:p text:style-name="P2"/>
      <text:p text:style-name="P2"/>
      <text:p text:style-name="P3">Your project <text:span text:style-name="Strong_20_Emphasis">"My Video Book"</text:span> is innovative and impactful—especially in today’s content-overloaded environment. Let’s go step-by-step to help you <text:span text:style-name="Strong_20_Emphasis">promote it effectively</text:span> across platforms like <text:span text:style-name="Strong_20_Emphasis">YouTube, LinkedIn, and other social networks</text:span>.</text:p>
      <text:p text:style-name="P4"/>
      <text:h text:style-name="P5" text:outline-level="2">🔥 Eye-Catching Headlines / Hooks</text:h>
      <text:p text:style-name="P6">Here are some catchy lines for promotions, reels, or ads:</text:p>
      <text:h text:style-name="P7" text:outline-level="3">🎯 General Headlines</text:h>
      <text:list text:style-name="L1">
        <text:list-item>
          <text:p text:style-name="P8"><text:span text:style-name="Strong_20_Emphasis">“Tired of endless scrolling? Create your own focused learning video book now!”</text:span></text:p>
        </text:list-item>
        <text:list-item>
          <text:p text:style-name="P8"><text:span text:style-name="Strong_20_Emphasis">“Parents, Teachers, Students – Control what you watch with MyVideoBook.com!”</text:span></text:p>
        </text:list-item>
        <text:list-item>
          <text:p text:style-name="P8"><text:span text:style-name="Strong_20_Emphasis">“Are you the author of your own video journey? Start writing it with My Video Book!”</text:span></text:p>
        </text:list-item>
        <text:list-item>
          <text:p text:style-name="P8"><text:span text:style-name="Strong_20_Emphasis">“Turn Shorts into Smart Learning – Your own video book is here!”</text:span></text:p>
        </text:list-item>
        <text:list-item>
          <text:p text:style-name="P8"><text:span text:style-name="Strong_20_Emphasis">“Stop distractions. Start a focused video experience – MyVideoBook.com”</text:span></text:p>
        </text:list-item>
      </text:list>
      <text:h text:style-name="P7" text:outline-level="3">🎓 Education-Focused</text:h>
      <text:list text:style-name="L2">
        <text:list-item>
          <text:p text:style-name="P9"><text:span text:style-name="Strong_20_Emphasis">“Teachers, build your class video library in a book style. Interactive. Editable. Trackable.”</text:span></text:p>
        </text:list-item>
        <text:list-item>
          <text:p text:style-name="P9"><text:span text:style-name="Strong_20_Emphasis">“Students, organize your learning. Create a smart video book, not a YouTube mess.”</text:span></text:p>
        </text:list-item>
        <text:list-item>
          <text:p text:style-name="P9"><text:span text:style-name="Strong_20_Emphasis">“No more random content! Learn smart with your personalized video book.”</text:span></text:p>
        </text:list-item>
      </text:list>
      <text:h text:style-name="P7" text:outline-level="3"><text:soft-page-break/>👪 Parents-Focused</text:h>
      <text:list text:style-name="L3">
        <text:list-item>
          <text:p text:style-name="P10"><text:span text:style-name="Strong_20_Emphasis">“Parents, build a safe &amp; fun video library for your child. No distractions. Only learning.”</text:span></text:p>
        </text:list-item>
        <text:list-item>
          <text:p text:style-name="P10"><text:span text:style-name="Strong_20_Emphasis">“Your child’s screen time just got smarter – introduce them to My Video Book.”</text:span></text:p>
        </text:list-item>
      </text:list>
      <text:p text:style-name="P4"/>
      <text:h text:style-name="P5" text:outline-level="2">🎥 YouTube Video Script (Promotional)</text:h>
      <text:p text:style-name="P6"><text:span text:style-name="Strong_20_Emphasis">Title</text:span>: <text:span text:style-name="Emphasis">“Introducing My Video Book – The Future of Learning &amp; Watching”</text:span></text:p>
      <text:p text:style-name="P6"><text:span text:style-name="Strong_20_Emphasis">[Scene 1 – Hook, with upbeat music and quick clips of random scrolling on YouTube Shorts]</text:span><text:line-break/>📢 Voiceover: "Does this feel familiar? You opened YouTube for a tutorial... and ended up watching dancing cats?"</text:p>
      <text:p text:style-name="P6"><text:span text:style-name="Strong_20_Emphasis">[Scene 2 – Problem Setup]</text:span><text:line-break/>📢 Voiceover: "Random videos. Infinite distractions. No progress. No focus."</text:p>
      <text:p text:style-name="P6"><text:span text:style-name="Strong_20_Emphasis">[Scene 3 – Enter Solution with project UI shown]</text:span><text:line-break/>🎉 “Introducing <text:span text:style-name="Emphasis">My Video Book</text:span> – a personalized video learning space, presented like a real book!”</text:p>
      <text:p text:style-name="P6"><text:span text:style-name="Strong_20_Emphasis">[Scene 4 – Features Highlight]</text:span><text:line-break/>✅ Create &amp; Customize your own video books<text:line-break/>✅ Organize learning videos by chapters (pages)<text:line-break/>✅ Live video playback<text:line-break/>✅ Page tracking &amp; bookmarks<text:line-break/>✅ Easy to edit &amp; share<text:line-break/>✅ Perfect for Teachers, Students &amp; Parents</text:p>
      <text:p text:style-name="P6"><text:span text:style-name="Strong_20_Emphasis">[Scene 5 – Real Use Cases]</text:span></text:p>
      <text:list text:style-name="L4">
        <text:list-item>
          <text:p text:style-name="P11">A teacher building a course video book for her class</text:p>
        </text:list-item>
        <text:list-item>
          <text:p text:style-name="P11">A student organizing JavaScript tutorials</text:p>
        </text:list-item>
        <text:list-item>
          <text:p text:style-name="P11">A parent creating a safe YouTube library for their child</text:p>
        </text:list-item>
      </text:list>
      <text:p text:style-name="P6"><text:span text:style-name="Strong_20_Emphasis">[Scene 6 – Call to Action]</text:span><text:line-break/>📢 Voiceover: “Ready to author your own learning journey? Start now at <text:span text:style-name="Emphasis">MyVideoBook.com</text:span>”</text:p>
      <text:p text:style-name="P4"/>
      <text:h text:style-name="P5" text:outline-level="2">✍️ LinkedIn / Professional Platforms Description</text:h>
      <text:p text:style-name="P12">🚀 <text:span text:style-name="Strong_20_Emphasis">Launching My Video Book – A New Era of Distraction-Free Video Learning!</text:span><text:line-break/>As an educator or parent, you know how overwhelming YouTube can be for focused learning. That’s why I built <text:span text:style-name="Strong_20_Emphasis">My Video Book</text:span> – a digital platform that lets you organize, present, and track educational videos in a <text:span text:style-name="Emphasis">book-like interface</text:span>.<text:line-break/>Whether you're a <text:span text:style-name="Strong_20_Emphasis">teacher</text:span> sharing a course, a <text:span text:style-name="Strong_20_Emphasis">student</text:span> building a structured learning space, or a <text:span text:style-name="Strong_20_Emphasis">parent</text:span> curating safe videos for your kids—this platform is made for you.<text:line-break/>🌐 Check it out: myvideobook.infinityfreeapp.com<text:line-break/>#EdTech #VideoLearning #DigitalBook #EducationInnovation #StudentTools #ParentingTips #TeacherLife #MyVideoBook</text:p>
      <text:p text:style-name="P4"><text:soft-page-break/></text:p>
      <text:h text:style-name="P5" text:outline-level="2">📱 Instagram, Facebook &amp; Short Reels</text:h>
      <text:p text:style-name="P6">Use short-form video content like:</text:p>
      <text:list text:style-name="L5">
        <text:list-item>
          <text:p text:style-name="P13">Split-screen: Left side = random shorts scrolling, Right side = structured video book<text:line-break/>Caption: “Which one helps you grow? 📘📱”</text:p>
        </text:list-item>
        <text:list-item>
          <text:p text:style-name="P13">15-sec demo clip: Show video book UI flipping pages<text:line-break/>Caption: “Not all videos are distractions. Organize your learning with My Video Book!”</text:p>
        </text:list-item>
        <text:list-item>
          <text:p text:style-name="P13">Carousel Post:</text:p>
          <text:list>
            <text:list-item>
              <text:p text:style-name="P13">Slide 1: “Struggling to focus while watching videos?”</text:p>
            </text:list-item>
            <text:list-item>
              <text:p text:style-name="P13">Slide 2: “Introducing My Video Book”</text:p>
            </text:list-item>
            <text:list-item>
              <text:p text:style-name="P13">Slide 3: “📘 Make your own book of videos”</text:p>
            </text:list-item>
            <text:list-item>
              <text:p text:style-name="P13">Slide 4: “✅ Focused Learning | 🚫 No distractions”</text:p>
            </text:list-item>
            <text:list-item>
              <text:p text:style-name="P13">Slide 5: “Start Now 👉 myvideobook.infinityfreeapp.com”</text:p>
            </text:list-item>
          </text:list>
        </text:list-item>
      </text:list>
      <text:p text:style-name="P4"/>
      <text:h text:style-name="P5" text:outline-level="2">💡 Promotion Tips:</text:h>
      <text:list text:style-name="L6">
        <text:list-item>
          <text:p text:style-name="P14">🎯 Use short reels (10–30s) with <text:span text:style-name="Strong_20_Emphasis">motion UI and user demo</text:span>.</text:p>
        </text:list-item>
        <text:list-item>
          <text:p text:style-name="P14">✨ Add <text:span text:style-name="Strong_20_Emphasis">testimonials</text:span> from students, parents, and educators.</text:p>
        </text:list-item>
        <text:list-item>
          <text:p text:style-name="P14">🔁 Cross-post on <text:span text:style-name="Strong_20_Emphasis">Facebook groups</text:span>, <text:span text:style-name="Strong_20_Emphasis">WhatsApp Edu groups</text:span>, <text:span text:style-name="Strong_20_Emphasis">Quora</text:span>, and <text:span text:style-name="Strong_20_Emphasis">Reddit forums</text:span> like r/EdTech.</text:p>
        </text:list-item>
        <text:list-item>
          <text:p text:style-name="P14">🧪 Consider uploading a <text:span text:style-name="Strong_20_Emphasis">free template video book</text:span> to let new users experience instantly.</text:p>
        </text:list-item>
      </text:list>
      <text:p text:style-name="P4"/>
      <text:p text:style-name="P6">Would you like a <text:span text:style-name="Strong_20_Emphasis">demo promo reel script</text:span> or a <text:span text:style-name="Strong_20_Emphasis">video thumbnail design</text:span> (using your uploaded cover image)? I can help create it for YouTube/Instagram too.</text:p>
      <text:p text:style-name="P2"/>
      <text:p text:style-name="P2"/>
      <text:p text:style-name="P2"/>
      <text:p text:style-name="P15"/>
      <text:p text:style-name="P15"/>
      <text:p text:style-name="P15"/>
      <text:p text:style-name="P15"/>
      <text:p text:style-name="P15"/>
      <text:p text:style-name="P15"/>
      <text:p text:style-name="P15"/>
      <text:p text:style-name="P15"/>
      <text:p text:style-name="P3"><text:span text:style-name="T1">Your project, </text:span><text:span text:style-name="Strong_20_Emphasis"><text:span text:style-name="T2">My Video Book</text:span></text:span><text:span text:style-name="T1">, is a fantastic tool for educators, students, and parents who want structured, distraction-free video learning. Here’s how you can promote it effectively across platforms with compelling messaging and strategies:</text:span></text:p>
      <text:p text:style-name="P16"><text:soft-page-break/></text:p>
      <text:h text:style-name="P17" text:outline-level="3"><text:span text:style-name="Strong_20_Emphasis"><text:span text:style-name="T3">Eye-Catching Headlines &amp; Taglines</text:span></text:span></text:h>
      <text:list text:style-name="L7">
        <text:list-item>
          <text:p text:style-name="P18"><text:span text:style-name="Strong_20_Emphasis"><text:span text:style-name="T2">For YouTube/LinkedIn/Social Media:</text:span></text:span></text:p>
          <text:list>
            <text:list-item>
              <text:p text:style-name="P19"><text:span text:style-name="T4">📖 </text:span><text:span text:style-name="Emphasis"><text:span text:style-name="T1">"Become the Author of Your Own Video Book! 🎥✨ Create, Curate &amp; Share Learning—Without Distractions!"</text:span></text:span></text:p>
            </text:list-item>
            <text:list-item>
              <text:p text:style-name="P19"><text:span text:style-name="T4">🚀 </text:span><text:span text:style-name="Emphasis"><text:span text:style-name="T1">"Tired of Endless Scrolling? Turn Videos into a Structured Book with MyVideoBook!"</text:span></text:span></text:p>
            </text:list-item>
            <text:list-item>
              <text:p text:style-name="P19"><text:span text:style-name="T4">👩‍🏫 </text:span><text:span text:style-name="Emphasis"><text:span text:style-name="T1">"Teachers &amp; Parents: Build a Custom Video Textbook for Students—No More YouTube Distractions!"</text:span></text:span></text:p>
            </text:list-item>
            <text:list-item>
              <text:p text:style-name="P19"><text:span text:style-name="T4">🔖 </text:span><text:span text:style-name="Emphasis"><text:span text:style-name="T1">"Bookmark, Track &amp; Learn—Your Personal Video Book Awaits! Try MyVideoBook Today."</text:span></text:span></text:p>
            </text:list-item>
            <text:list-item>
              <text:p text:style-name="P19"><text:span text:style-name="T4">🎯 </text:span><text:span text:style-name="Emphasis"><text:span text:style-name="T1">"Learning Made Intentional. Create Your Own Video Book &amp; Say Goodbye to Random Videos!"</text:span></text:span></text:p>
            </text:list-item>
          </text:list>
        </text:list-item>
        <text:list-item>
          <text:p text:style-name="P18"><text:span text:style-name="Strong_20_Emphasis"><text:span text:style-name="T2">Call-to-Action (CTA) Hooks:</text:span></text:span></text:p>
          <text:list>
            <text:list-item>
              <text:p text:style-name="P19"><text:span text:style-name="Emphasis"><text:span text:style-name="T1">"What if you could turn YouTube into a textbook? Try MyVideoBook!"</text:span></text:span></text:p>
            </text:list-item>
            <text:list-item>
              <text:p text:style-name="P19"><text:span text:style-name="Emphasis"><text:span text:style-name="T1">"Your Videos. Your Book. Your Rules. Start Creating at MyVideoBook.com!"</text:span></text:span></text:p>
            </text:list-item>
          </text:list>
        </text:list-item>
      </text:list>
      <text:p text:style-name="P16"/>
      <text:h text:style-name="P17" text:outline-level="3"><text:span text:style-name="Strong_20_Emphasis"><text:span text:style-name="T3">How to Describe the Project</text:span></text:span></text:h>
      <text:h text:style-name="P20" text:outline-level="4"><text:span text:style-name="Strong_20_Emphasis"><text:span text:style-name="T2">Short Pitch (For Social Media/YouTube Description):</text:span></text:span></text:h>
      <text:p text:style-name="P21"><text:span text:style-name="Emphasis"><text:span text:style-name="T1">"My Video Book lets you </text:span></text:span><text:span text:style-name="Emphasis"><text:span text:style-name="Strong_20_Emphasis"><text:span text:style-name="T2">curate, organize, and share videos like pages in a book</text:span></text:span></text:span><text:span text:style-name="Emphasis"><text:span text:style-name="T1">—perfect for educators, students, and parents! Instead of wasting time on random YouTube videos, create a </text:span></text:span><text:span text:style-name="Emphasis"><text:span text:style-name="Strong_20_Emphasis"><text:span text:style-name="T2">structured learning journey</text:span></text:span></text:span><text:span text:style-name="Emphasis"><text:span text:style-name="T1"> where viewers can track progress, bookmark pages, and focus on what matters. Whether you're a teacher sending lessons, a student building a study guide, or a parent curating kid-friendly content—</text:span></text:span><text:span text:style-name="Emphasis"><text:span text:style-name="Strong_20_Emphasis"><text:span text:style-name="T2">your video book, your way!</text:span></text:span></text:span><text:span text:style-name="Emphasis"><text:span text:style-name="T1"> Try it now: </text:span></text:span><text:span text:style-name="Emphasis"><text:span text:style-name="T5">MyVideoBook.com</text:span></text:span><text:span text:style-name="Emphasis"><text:span text:style-name="T1">"</text:span></text:span></text:p>
      <text:h text:style-name="P20" text:outline-level="4"><text:span text:style-name="Strong_20_Emphasis"><text:span text:style-name="T2">Longer Explanation (For LinkedIn/Blog):</text:span></text:span></text:h>
      <text:p text:style-name="P21"><text:span text:style-name="T1">*"The internet is full of amazing educational videos—but also endless distractions. My Video Book solves this by letting users </text:span><text:span text:style-name="Strong_20_Emphasis"><text:span text:style-name="T2">compile videos into a personalized, trackable </text:span></text:span><text:soft-page-break/><text:span text:style-name="Strong_20_Emphasis"><text:span text:style-name="T2">‘book’</text:span></text:span><text:span text:style-name="T1"> where each ‘page’ is a video. Educators can design lesson plans, students can create study guides, and parents can build safe video libraries for kids—all without algorithm-driven distractions.</text:span></text:p>
      <text:p text:style-name="P21"><text:span text:style-name="Strong_20_Emphasis"><text:span text:style-name="T2">Key Features:</text:span></text:span><text:span text:style-name="T1"><text:line-break/>✅ </text:span><text:span text:style-name="Strong_20_Emphasis"><text:span text:style-name="T2">Create &amp; edit</text:span></text:span><text:span text:style-name="T1"> custom video books<text:line-break/>✅ </text:span><text:span text:style-name="Strong_20_Emphasis"><text:span text:style-name="T2">Track progress</text:span></text:span><text:span text:style-name="T1"> (pages watched/completed)<text:line-break/>✅ </text:span><text:span text:style-name="Strong_20_Emphasis"><text:span text:style-name="T2">Bookmark</text:span></text:span><text:span text:style-name="T1"> videos for later<text:line-break/>✅ </text:span><text:span text:style-name="Strong_20_Emphasis"><text:span text:style-name="T2">Share</text:span></text:span><text:span text:style-name="T1"> curated books with students/kids<text:line-break/>✅ </text:span><text:span text:style-name="Strong_20_Emphasis"><text:span text:style-name="T2">No distractions</text:span></text:span><text:span text:style-name="T1">—just focused learning!</text:span></text:p>
      <text:p text:style-name="P21"><text:span text:style-name="T1">Perfect for remote learning, homeschooling, or self-paced education. </text:span><text:span text:style-name="Strong_20_Emphasis"><text:span text:style-name="T2">Turn chaos into clarity with My Video Book!</text:span></text:span><text:span text:style-name="T1">"*</text:span></text:p>
      <text:p text:style-name="P16"/>
      <text:h text:style-name="P17" text:outline-level="3"><text:span text:style-name="Strong_20_Emphasis"><text:span text:style-name="T3">Promotion Strategy</text:span></text:span></text:h>
      <text:h text:style-name="P20" text:outline-level="4"><text:span text:style-name="Strong_20_Emphasis"><text:span text:style-name="T2">1. YouTube:</text:span></text:span></text:h>
      <text:list text:style-name="L8">
        <text:list-item>
          <text:p text:style-name="P22"><text:span text:style-name="Strong_20_Emphasis"><text:span text:style-name="T2">Create a Demo Video</text:span></text:span><text:span text:style-name="T1"> (1-2 mins) showing:</text:span></text:p>
          <text:list>
            <text:list-item>
              <text:p text:style-name="P23">How an educator builds a video book</text:p>
            </text:list-item>
            <text:list-item>
              <text:p text:style-name="P23">How a student uses it to study</text:p>
            </text:list-item>
            <text:list-item>
              <text:p text:style-name="P23">How parents curate content for kids</text:p>
            </text:list-item>
          </text:list>
        </text:list-item>
        <text:list-item>
          <text:p text:style-name="P22"><text:span text:style-name="Strong_20_Emphasis"><text:span text:style-name="T2">Title Ideas:</text:span></text:span></text:p>
          <text:list>
            <text:list-item>
              <text:p text:style-name="P24"><text:span text:style-name="Emphasis"><text:span text:style-name="T1">"How to Turn YouTube into a Textbook (Game-Changer for Teachers!)"</text:span></text:span></text:p>
            </text:list-item>
            <text:list-item>
              <text:p text:style-name="P24"><text:span text:style-name="Emphasis"><text:span text:style-name="T1">"The End of Random Videos—Introducing My Video Book!"</text:span></text:span></text:p>
            </text:list-item>
          </text:list>
        </text:list-item>
        <text:list-item>
          <text:p text:style-name="P24"><text:span text:style-name="Strong_20_Emphasis"><text:span text:style-name="T2">Collaborate</text:span></text:span><text:span text:style-name="T1"> with edtech YouTubers for reviews/tutorials.</text:span></text:p>
        </text:list-item>
      </text:list>
      <text:h text:style-name="P20" text:outline-level="4"><text:span text:style-name="Strong_20_Emphasis"><text:span text:style-name="T2">2. LinkedIn (For Educators/Professionals):</text:span></text:span></text:h>
      <text:list text:style-name="L9">
        <text:list-item>
          <text:p text:style-name="P25"><text:span text:style-name="T1">Post case studies: </text:span><text:span text:style-name="Emphasis"><text:span text:style-name="T1">"How Mrs. Smith Used My Video Book to Cut YouTube Distractions in Her Classroom"</text:span></text:span></text:p>
        </text:list-item>
        <text:list-item>
          <text:p text:style-name="P26">Share testimonials from beta users.</text:p>
        </text:list-item>
        <text:list-item>
          <text:p text:style-name="P26">Use hashtags: #EdTech #RemoteLearning #TeachingTools</text:p>
        </text:list-item>
      </text:list>
      <text:h text:style-name="P20" text:outline-level="4"><text:soft-page-break/><text:span text:style-name="Strong_20_Emphasis"><text:span text:style-name="T2">3. Instagram/Twitter:</text:span></text:span></text:h>
      <text:list text:style-name="L10">
        <text:list-item>
          <text:p text:style-name="P27">Short clips of the tool in action.</text:p>
        </text:list-item>
        <text:list-item>
          <text:p text:style-name="P28"><text:span text:style-name="T1">Carousel posts: </text:span><text:span text:style-name="Emphasis"><text:span text:style-name="T1">"5 Ways My Video Book Saves Time for Teachers"</text:span></text:span></text:p>
        </text:list-item>
        <text:list-item>
          <text:p text:style-name="P28"><text:span text:style-name="T1">Polls: </text:span><text:span text:style-name="Emphasis"><text:span text:style-name="T1">"Do your students get distracted by YouTube? Try a Video Book!"</text:span></text:span></text:p>
        </text:list-item>
      </text:list>
      <text:h text:style-name="P20" text:outline-level="4"><text:span text:style-name="Strong_20_Emphasis"><text:span text:style-name="T2">4. Facebook Groups:</text:span></text:span></text:h>
      <text:list text:style-name="L11">
        <text:list-item>
          <text:p text:style-name="P29"><text:span text:style-name="T1">Target </text:span><text:span text:style-name="Strong_20_Emphasis"><text:span text:style-name="T2">teacher groups, homeschooling parents, and study communities</text:span></text:span><text:span text:style-name="T1">.</text:span></text:p>
        </text:list-item>
        <text:list-item>
          <text:p text:style-name="P29"><text:span text:style-name="T1">Post: </text:span><text:span text:style-name="Emphasis"><text:span text:style-name="T1">"Free Tool Alert! Organize YouTube Videos into a Custom Book for Your Students."</text:span></text:span></text:p>
        </text:list-item>
      </text:list>
      <text:h text:style-name="P20" text:outline-level="4"><text:span text:style-name="Strong_20_Emphasis"><text:span text:style-name="T2">5. Paid Ads (Optional):</text:span></text:span></text:h>
      <text:list text:style-name="L12">
        <text:list-item>
          <text:p text:style-name="P30">Test small campaigns on Facebook/Instagram targeting:</text:p>
          <text:list>
            <text:list-item>
              <text:p text:style-name="P31">Teachers</text:p>
            </text:list-item>
            <text:list-item>
              <text:p text:style-name="P31">Parents of kids aged 6-18</text:p>
            </text:list-item>
            <text:list-item>
              <text:p text:style-name="P31">College students</text:p>
            </text:list-item>
          </text:list>
        </text:list-item>
      </text:list>
      <text:p text:style-name="P16"/>
      <text:h text:style-name="P17" text:outline-level="3"><text:span text:style-name="Strong_20_Emphasis"><text:span text:style-name="T3">Final Tip:</text:span></text:span></text:h>
      <text:p text:style-name="P21"><text:span text:style-name="T1">Highlight the </text:span><text:span text:style-name="Strong_20_Emphasis"><text:span text:style-name="T2">pain point</text:span></text:span><text:span text:style-name="T1"> (wasted time on random videos) and </text:span><text:span text:style-name="Strong_20_Emphasis"><text:span text:style-name="T2">solution</text:span></text:span><text:span text:style-name="T1"> (structured, intentional learning). Use before/after comparisons like:<text:line-break/></text:span><text:span text:style-name="Emphasis"><text:span text:style-name="T1">"Before: Scrolling endlessly on YouTube. After: Learning from a personalized Video Book!"</text:span></text:span></text:p>
      <text:p text:style-name="P32">Would you like help scripting a YouTube video or designing social media templates? 🚀</text:p>
      <text:p text:style-name="P15"/>
      <text:p text:style-name="P15"/>
      <text:p text:style-name="P15"/>
      <text:p text:style-name="P15"/>
      <text:p text:style-name="P15"/>
      <text:p text:style-name="P3"><text:span text:style-name="T6">Your project, </text:span><text:span text:style-name="Strong_20_Emphasis"><text:span text:style-name="T7">My Video Book</text:span></text:span><text:span text:style-name="T6">, is a fantastic tool for educators, students, and parents who want structured, distraction-free video learning. Here’s how you can promote it effectively across platforms with compelling messaging and strategies:</text:span></text:p>
      <text:p text:style-name="P33"/>
      <text:h text:style-name="P17" text:outline-level="3"><text:span text:style-name="Strong_20_Emphasis"><text:span text:style-name="T8">Eye-Catching Headlines &amp; Taglines</text:span></text:span></text:h>
      <text:list text:style-name="L13">
        <text:list-item>
          <text:p text:style-name="P34"><text:span text:style-name="Strong_20_Emphasis"><text:span text:style-name="T7">For YouTube/LinkedIn/Social Media:</text:span></text:span></text:p>
          <text:list>
            <text:list-item>
              <text:p text:style-name="P35"><text:soft-page-break/><text:span text:style-name="T9">📖 </text:span><text:span text:style-name="Emphasis"><text:span text:style-name="T6">"Become the Author of Your Own Video Book! 🎥✨ Create, Curate &amp; Share Learning—Without Distractions!"</text:span></text:span></text:p>
            </text:list-item>
            <text:list-item>
              <text:p text:style-name="P35"><text:span text:style-name="T9">🚀 </text:span><text:span text:style-name="Emphasis"><text:span text:style-name="T6">"Tired of Endless Scrolling? Turn Videos into a Structured Book with MyVideoBook!"</text:span></text:span></text:p>
            </text:list-item>
            <text:list-item>
              <text:p text:style-name="P35"><text:span text:style-name="T9">👩‍🏫 </text:span><text:span text:style-name="Emphasis"><text:span text:style-name="T6">"Teachers &amp; Parents: Build a Custom Video Textbook for Students—No More YouTube Distractions!"</text:span></text:span></text:p>
            </text:list-item>
            <text:list-item>
              <text:p text:style-name="P35"><text:span text:style-name="T9">🔖 </text:span><text:span text:style-name="Emphasis"><text:span text:style-name="T6">"Bookmark, Track &amp; Learn—Your Personal Video Book Awaits! Try MyVideoBook Today."</text:span></text:span></text:p>
            </text:list-item>
            <text:list-item>
              <text:p text:style-name="P35"><text:span text:style-name="T9">🎯 </text:span><text:span text:style-name="Emphasis"><text:span text:style-name="T6">"Learning Made Intentional. Create Your Own Video Book &amp; Say Goodbye to Random Videos!"</text:span></text:span></text:p>
            </text:list-item>
          </text:list>
        </text:list-item>
        <text:list-item>
          <text:p text:style-name="P34"><text:span text:style-name="Strong_20_Emphasis"><text:span text:style-name="T7">Call-to-Action (CTA) Hooks:</text:span></text:span></text:p>
          <text:list>
            <text:list-item>
              <text:p text:style-name="P35"><text:span text:style-name="Emphasis"><text:span text:style-name="T6">"What if you could turn YouTube into a textbook? Try MyVideoBook!"</text:span></text:span></text:p>
            </text:list-item>
            <text:list-item>
              <text:p text:style-name="P35"><text:span text:style-name="Emphasis"><text:span text:style-name="T6">"Your Videos. Your Book. Your Rules. Start Creating at MyVideoBook.com!"</text:span></text:span></text:p>
            </text:list-item>
          </text:list>
        </text:list-item>
      </text:list>
      <text:p text:style-name="P33"/>
      <text:h text:style-name="P17" text:outline-level="3"><text:span text:style-name="Strong_20_Emphasis"><text:span text:style-name="T8">How to Describe the Project</text:span></text:span></text:h>
      <text:h text:style-name="P20" text:outline-level="4"><text:span text:style-name="Strong_20_Emphasis"><text:span text:style-name="T7">Short Pitch (For Social Media/YouTube Description):</text:span></text:span></text:h>
      <text:p text:style-name="P21"><text:span text:style-name="Emphasis"><text:span text:style-name="T6">"My Video Book lets you </text:span></text:span><text:span text:style-name="Emphasis"><text:span text:style-name="Strong_20_Emphasis"><text:span text:style-name="T7">curate, organize, and share videos like pages in a book</text:span></text:span></text:span><text:span text:style-name="Emphasis"><text:span text:style-name="T6">—perfect for educators, students, and parents! Instead of wasting time on random YouTube videos, create a </text:span></text:span><text:span text:style-name="Emphasis"><text:span text:style-name="Strong_20_Emphasis"><text:span text:style-name="T7">structured learning journey</text:span></text:span></text:span><text:span text:style-name="Emphasis"><text:span text:style-name="T6"> where viewers can track progress, bookmark pages, and focus on what matters. Whether you're a teacher sending lessons, a student building a study guide, or a parent curating kid-friendly content—</text:span></text:span><text:span text:style-name="Emphasis"><text:span text:style-name="Strong_20_Emphasis"><text:span text:style-name="T7">your video book, your way!</text:span></text:span></text:span><text:span text:style-name="Emphasis"><text:span text:style-name="T6"> Try it now: </text:span></text:span><text:span text:style-name="Emphasis"><text:span text:style-name="T5">MyVideoBook.com</text:span></text:span><text:span text:style-name="Emphasis"><text:span text:style-name="T6">"</text:span></text:span></text:p>
      <text:h text:style-name="P20" text:outline-level="4"><text:span text:style-name="Strong_20_Emphasis"><text:span text:style-name="T7">Longer Explanation (For LinkedIn/Blog):</text:span></text:span></text:h>
      <text:p text:style-name="P21"><text:span text:style-name="T6">*"The internet is full of amazing educational videos—but also endless distractions. My Video Book solves this by letting users </text:span><text:span text:style-name="Strong_20_Emphasis"><text:span text:style-name="T7">compile videos into a personalized, trackable ‘book’</text:span></text:span><text:span text:style-name="T6"> where each ‘page’ is a video. Educators can design lesson plans, students can create study guides, and parents can build safe video libraries for kids—all without algorithm-driven distractions.</text:span></text:p>
      <text:p text:style-name="P21"><text:soft-page-break/><text:span text:style-name="Strong_20_Emphasis"><text:span text:style-name="T7">Key Features:</text:span></text:span><text:span text:style-name="T6"><text:line-break/>✅ </text:span><text:span text:style-name="Strong_20_Emphasis"><text:span text:style-name="T7">Create &amp; edit</text:span></text:span><text:span text:style-name="T6"> custom video books<text:line-break/>✅ </text:span><text:span text:style-name="Strong_20_Emphasis"><text:span text:style-name="T7">Track progress</text:span></text:span><text:span text:style-name="T6"> (pages watched/completed)<text:line-break/>✅ </text:span><text:span text:style-name="Strong_20_Emphasis"><text:span text:style-name="T7">Bookmark</text:span></text:span><text:span text:style-name="T6"> videos for later<text:line-break/>✅ </text:span><text:span text:style-name="Strong_20_Emphasis"><text:span text:style-name="T7">Share</text:span></text:span><text:span text:style-name="T6"> curated books with students/kids<text:line-break/>✅ </text:span><text:span text:style-name="Strong_20_Emphasis"><text:span text:style-name="T7">No distractions</text:span></text:span><text:span text:style-name="T6">—just focused learning!</text:span></text:p>
      <text:p text:style-name="P21"><text:span text:style-name="T6">Perfect for remote learning, homeschooling, or self-paced education. </text:span><text:span text:style-name="Strong_20_Emphasis"><text:span text:style-name="T7">Turn chaos into clarity with My Video Book!</text:span></text:span><text:span text:style-name="T6">"*</text:span></text:p>
      <text:p text:style-name="P33"/>
      <text:h text:style-name="P17" text:outline-level="3"><text:span text:style-name="Strong_20_Emphasis"><text:span text:style-name="T8">Promotion Strategy</text:span></text:span></text:h>
      <text:h text:style-name="P20" text:outline-level="4"><text:span text:style-name="Strong_20_Emphasis"><text:span text:style-name="T7">1. YouTube:</text:span></text:span></text:h>
      <text:list text:style-name="L14">
        <text:list-item>
          <text:p text:style-name="P36"><text:span text:style-name="Strong_20_Emphasis"><text:span text:style-name="T7">Create a Demo Video</text:span></text:span><text:span text:style-name="T6"> (1-2 mins) showing:</text:span></text:p>
          <text:list>
            <text:list-item>
              <text:p text:style-name="P37">How an educator builds a video book</text:p>
            </text:list-item>
            <text:list-item>
              <text:p text:style-name="P37">How a student uses it to study</text:p>
            </text:list-item>
            <text:list-item>
              <text:p text:style-name="P37">How parents curate content for kids</text:p>
            </text:list-item>
          </text:list>
        </text:list-item>
        <text:list-item>
          <text:p text:style-name="P36"><text:span text:style-name="Strong_20_Emphasis"><text:span text:style-name="T7">Title Ideas:</text:span></text:span></text:p>
          <text:list>
            <text:list-item>
              <text:p text:style-name="P38"><text:span text:style-name="Emphasis"><text:span text:style-name="T6">"How to Turn YouTube into a Textbook (Game-Changer for Teachers!)"</text:span></text:span></text:p>
            </text:list-item>
            <text:list-item>
              <text:p text:style-name="P38"><text:span text:style-name="Emphasis"><text:span text:style-name="T6">"The End of Random Videos—Introducing My Video Book!"</text:span></text:span></text:p>
            </text:list-item>
          </text:list>
        </text:list-item>
        <text:list-item>
          <text:p text:style-name="P38"><text:span text:style-name="Strong_20_Emphasis"><text:span text:style-name="T7">Collaborate</text:span></text:span><text:span text:style-name="T6"> with edtech YouTubers for reviews/tutorials.</text:span></text:p>
        </text:list-item>
      </text:list>
      <text:h text:style-name="P20" text:outline-level="4"><text:span text:style-name="Strong_20_Emphasis"><text:span text:style-name="T7">2. LinkedIn (For Educators/Professionals):</text:span></text:span></text:h>
      <text:list text:style-name="L15">
        <text:list-item>
          <text:p text:style-name="P39"><text:span text:style-name="T6">Post case studies: </text:span><text:span text:style-name="Emphasis"><text:span text:style-name="T6">"How Mrs. Smith Used My Video Book to Cut YouTube Distractions in Her Classroom"</text:span></text:span></text:p>
        </text:list-item>
        <text:list-item>
          <text:p text:style-name="P40">Share testimonials from beta users.</text:p>
        </text:list-item>
        <text:list-item>
          <text:p text:style-name="P40">Use hashtags: #EdTech #RemoteLearning #TeachingTools</text:p>
        </text:list-item>
      </text:list>
      <text:h text:style-name="P20" text:outline-level="4"><text:span text:style-name="Strong_20_Emphasis"><text:span text:style-name="T7">3. Instagram/Twitter:</text:span></text:span></text:h>
      <text:list text:style-name="L16">
        <text:list-item>
          <text:p text:style-name="P41">Short clips of the tool in action.</text:p>
        </text:list-item>
        <text:list-item>
          <text:p text:style-name="P42"><text:span text:style-name="T6">Carousel posts: </text:span><text:span text:style-name="Emphasis"><text:span text:style-name="T6">"5 Ways My Video Book Saves Time for Teachers"</text:span></text:span></text:p>
        </text:list-item>
        <text:list-item>
          <text:p text:style-name="P42"><text:span text:style-name="T6">Polls: </text:span><text:span text:style-name="Emphasis"><text:span text:style-name="T6">"Do your students get distracted by YouTube? Try a Video Book!"</text:span></text:span></text:p>
        </text:list-item>
      </text:list>
      <text:h text:style-name="P20" text:outline-level="4"><text:soft-page-break/><text:span text:style-name="Strong_20_Emphasis"><text:span text:style-name="T7">4. Facebook Groups:</text:span></text:span></text:h>
      <text:list text:style-name="L17">
        <text:list-item>
          <text:p text:style-name="P43"><text:span text:style-name="T6">Target </text:span><text:span text:style-name="Strong_20_Emphasis"><text:span text:style-name="T7">teacher groups, homeschooling parents, and study communities</text:span></text:span><text:span text:style-name="T6">.</text:span></text:p>
        </text:list-item>
        <text:list-item>
          <text:p text:style-name="P43"><text:span text:style-name="T6">Post: </text:span><text:span text:style-name="Emphasis"><text:span text:style-name="T6">"Free Tool Alert! Organize YouTube Videos into a Custom Book for Your Students."</text:span></text:span></text:p>
        </text:list-item>
      </text:list>
      <text:h text:style-name="P20" text:outline-level="4"><text:span text:style-name="Strong_20_Emphasis"><text:span text:style-name="T7">5. Paid Ads (Optional):</text:span></text:span></text:h>
      <text:list text:style-name="L18">
        <text:list-item>
          <text:p text:style-name="P44">Test small campaigns on Facebook/Instagram targeting:</text:p>
          <text:list>
            <text:list-item>
              <text:p text:style-name="P45">Teachers</text:p>
            </text:list-item>
            <text:list-item>
              <text:p text:style-name="P45">Parents of kids aged 6-18</text:p>
            </text:list-item>
            <text:list-item>
              <text:p text:style-name="P45">College students</text:p>
            </text:list-item>
          </text:list>
        </text:list-item>
      </text:list>
      <text:p text:style-name="P33"/>
      <text:h text:style-name="P17" text:outline-level="3"><text:span text:style-name="Strong_20_Emphasis"><text:span text:style-name="T8">Final Tip:</text:span></text:span></text:h>
      <text:p text:style-name="P21"><text:span text:style-name="T6">Highlight the </text:span><text:span text:style-name="Strong_20_Emphasis"><text:span text:style-name="T7">pain point</text:span></text:span><text:span text:style-name="T6"> (wasted time on random videos) and </text:span><text:span text:style-name="Strong_20_Emphasis"><text:span text:style-name="T7">solution</text:span></text:span><text:span text:style-name="T6"> (structured, intentional learning). Use before/after comparisons like:<text:line-break/></text:span><text:span text:style-name="Emphasis"><text:span text:style-name="T6">"Before: Scrolling endlessly on YouTube. After: Learning from a personalized Video Book!"</text:span></text:span></text:p>
      <text:p text:style-name="P46">Would you like help scripting a YouTube video or designing social media templates? 🚀</text:p>
      <text:p text:style-name="P47">My Video Book -Sudha-Cover.jpg</text:p>
      <text:p text:style-name="P48">JPG 154.29KB</text:p>
      <text:p text:style-name="P49">how would be this?</text:p>
      <text:p text:style-name="P50"><text:span text:style-name="T6">The </text:span><text:span text:style-name="Strong_20_Emphasis"><text:span text:style-name="T7">My Video Book -Sudha-Cover.jpg</text:span></text:span><text:span text:style-name="T6"> appears to be a mockup or draft of a login/registration page and a book creation interface. Here’s a breakdown of its strengths and areas for improvement:</text:span></text:p>
      <text:p text:style-name="P51"/>
      <text:h text:style-name="P17" text:outline-level="3"><text:span text:style-name="Strong_20_Emphasis"><text:span text:style-name="T8">Strengths:</text:span></text:span></text:h>
      <text:list text:style-name="L19">
        <text:list-item>
          <text:p text:style-name="P52"><text:span text:style-name="Strong_20_Emphasis"><text:span text:style-name="T7">Simple Layout</text:span></text:span><text:span text:style-name="T6">: Clean, straightforward fields for login/registration (name, email, password, profile photo).</text:span></text:p>
        </text:list-item>
        <text:list-item>
          <text:p text:style-name="P52"><text:span text:style-name="Strong_20_Emphasis"><text:span text:style-name="T7">Progress Tracking</text:span></text:span><text:span text:style-name="T6">: Shows "Page 1/8" and navigation ("Go to page"), which aligns with your book-style theme.</text:span></text:p>
        </text:list-item>
        <text:list-item>
          <text:p text:style-name="P52"><text:span text:style-name="Strong_20_Emphasis"><text:span text:style-name="T7">Minimalist Design</text:span></text:span><text:span text:style-name="T6">: Uncluttered, though placeholder text ("PtrsQ", "VGI -") needs refinement.</text:span></text:p>
        </text:list-item>
      </text:list>
      <text:p text:style-name="P51"/>
      <text:h text:style-name="P17" text:outline-level="3"><text:soft-page-break/><text:span text:style-name="Strong_20_Emphasis"><text:span text:style-name="T8">Suggestions for Improvement:</text:span></text:span></text:h>
      <text:h text:style-name="P20" text:outline-level="4"><text:span text:style-name="Strong_20_Emphasis"><text:span text:style-name="T7">1. Visual Appeal &amp; Branding:</text:span></text:span></text:h>
      <text:list text:style-name="L20">
        <text:list-item>
          <text:p text:style-name="P53"><text:span text:style-name="T6">Add a </text:span><text:span text:style-name="Strong_20_Emphasis"><text:span text:style-name="T7">logo</text:span></text:span><text:span text:style-name="T6"> ("My Video Book") and a tagline (</text:span><text:span text:style-name="Emphasis"><text:span text:style-name="T6">"Turn videos into structured learning!"</text:span></text:span><text:span text:style-name="T6">).</text:span></text:p>
        </text:list-item>
        <text:list-item>
          <text:p text:style-name="P54">Use a cohesive color scheme (e.g., blues/greens for trust/education).</text:p>
        </text:list-item>
        <text:list-item>
          <text:p text:style-name="P54">Replace placeholders ("PtrsQ", "VGI -") with actionable labels (e.g., "Book Title", "Add Video").</text:p>
        </text:list-item>
      </text:list>
      <text:h text:style-name="P20" text:outline-level="4"><text:span text:style-name="Strong_20_Emphasis"><text:span text:style-name="T7">2. Login/Creation Flow:</text:span></text:span></text:h>
      <text:list text:style-name="L21">
        <text:list-item>
          <text:p text:style-name="P55">Add social login options (Google/Apple) for faster signups.</text:p>
        </text:list-item>
        <text:list-item>
          <text:p text:style-name="P55">Clarify "Profile Photo" as optional (if it is).</text:p>
        </text:list-item>
      </text:list>
      <text:h text:style-name="P20" text:outline-level="4"><text:span text:style-name="Strong_20_Emphasis"><text:span text:style-name="T7">3. Book Creation UI:</text:span></text:span></text:h>
      <text:list text:style-name="L22">
        <text:list-item>
          <text:p text:style-name="P56"><text:span text:style-name="T6">Replace "Go to page (6)" with a </text:span><text:span text:style-name="Strong_20_Emphasis"><text:span text:style-name="T7">thumbnail preview</text:span></text:span><text:span text:style-name="T6"> of pages or a progress bar.</text:span></text:p>
        </text:list-item>
        <text:list-item>
          <text:p text:style-name="P57">Include a "+ Add Video" button prominently.</text:p>
        </text:list-item>
      </text:list>
      <text:h text:style-name="P20" text:outline-level="4"><text:span text:style-name="Strong_20_Emphasis"><text:span text:style-name="T7">4. Error Handling:</text:span></text:span></text:h>
      <text:list text:style-name="L23">
        <text:list-item>
          <text:p text:style-name="P58">Add hints for password requirements (e.g., "8+ characters").</text:p>
        </text:list-item>
      </text:list>
      <text:p text:style-name="P51"/>
      <text:h text:style-name="P17" text:outline-level="3"><text:span text:style-name="Strong_20_Emphasis"><text:span text:style-name="T8">How It Could Look (Revised Wireframe):</text:span></text:span></text:h>
      <text:p text:style-name="P59">text</text:p>
      <text:p text:style-name="P60">Copy</text:p>
      <text:p text:style-name="P60">Download</text:p>
      <text:p text:style-name="P61">[My Video Book Logo] <text:s/></text:p>
      <text:p text:style-name="P61">"Organize. Learn. Focus." <text:s/></text:p>
      <text:p text:style-name="P62"/>
      <text:p text:style-name="P61">Login / Register <text:s/></text:p>
      <text:p text:style-name="P63">─────────────────────── <text:s/></text:p>
      <text:p text:style-name="P61">Name: [Your Name] <text:s/></text:p>
      <text:p text:style-name="P61">Email: [Enter email] <text:s/></text:p>
      <text:p text:style-name="P61">Password: [••••••••] (8+ characters) <text:s/></text:p>
      <text:p text:style-name="P61">Profile Photo: [Upload] (Optional) <text:s/></text:p>
      <text:p text:style-name="P61">[Login] <text:s/>[Create Account] <text:s/></text:p>
      <text:p text:style-name="P63">─────────────────────── <text:s/></text:p>
      <text:p text:style-name="P61">OR CONTINUE WITH: [Google] [Apple] <text:s/></text:p>
      <text:p text:style-name="P62"/>
      <text:p text:style-name="P61">Create Your Book <text:s/></text:p>
      <text:p text:style-name="P63">─────────────────────── <text:s/></text:p>
      <text:p text:style-name="P61">Book Title: [Enter Title] <text:s/></text:p>
      <text:p text:style-name="P61">+ Add Video (Page 1) <text:s/></text:p>
      <text:p text:style-name="P63"> <text:span text:style-name="T10">Page 1/8 <text:s/>► [Next Page] <text:s/></text:span></text:p>
      <text:p text:style-name="P61">[Progress Bar: ███░░░░░ 12%] <text:s/></text:p>
      <text:p text:style-name="P51"/>
      <text:h text:style-name="P17" text:outline-level="3"><text:soft-page-break/><text:span text:style-name="Strong_20_Emphasis"><text:span text:style-name="T8">Why This Works:</text:span></text:span></text:h>
      <text:list text:style-name="L24">
        <text:list-item>
          <text:p text:style-name="P64"><text:span text:style-name="Strong_20_Emphasis"><text:span text:style-name="T7">User-Friendly</text:span></text:span><text:span text:style-name="T6">: Clear calls-to-action (e.g., "Add Video").</text:span></text:p>
        </text:list-item>
        <text:list-item>
          <text:p text:style-name="P64"><text:span text:style-name="Strong_20_Emphasis"><text:span text:style-name="T7">On-Brand</text:span></text:span><text:span text:style-name="T6">: Reinforces the "book" metaphor with progress tracking.</text:span></text:p>
        </text:list-item>
        <text:list-item>
          <text:p text:style-name="P64"><text:span text:style-name="Strong_20_Emphasis"><text:span text:style-name="T7">Trust-Building</text:span></text:span><text:span text:style-name="T6">: Social login options and password hints improve usability.</text:span></text:p>
        </text:list-item>
      </text:list>
      <text:p text:style-name="P46">Would you like help designing a high-fidelity mockup or refining the UI further? </text:p>
      <text:p text:style-name="P15"/>
      <text:p text:style-name="P15"/>
      <text:p text:style-name="P15"/>
      <text:p text:style-name="P15"/>
      <text:p text:style-name="P15"/>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Roboto Mono', 'Courier New', Courier, monospace, Inter, sans-serif"/>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30T22:52:10.676441800</meta:creation-date>
    <dc:date>2025-06-30T23:09:17.053009100</dc:date>
    <meta:editing-duration>PT1M46S</meta:editing-duration>
    <meta:editing-cycles>1</meta:editing-cycles>
    <meta:document-statistic meta:table-count="0" meta:image-count="0" meta:object-count="0" meta:page-count="13" meta:paragraph-count="188" meta:word-count="2287" meta:character-count="14365" meta:non-whitespace-character-count="12333"/>
    <meta:generator>LibreOffice/25.2.4.3$Windows_X86_64 LibreOffice_project/33e196637044ead23f5c3226cde09b47731f7e27</meta:generator>
  </office:meta>
</office:document-meta>
</file>